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paragraph-rsid="0021dfaa"/>
    </style:style>
    <style:style style:name="P6" style:family="paragraph" style:parent-style-name="Text_20_body">
      <style:text-properties officeooo:paragraph-rsid="00223e78"/>
    </style:style>
    <style:style style:name="P7" style:family="paragraph" style:parent-style-name="Text_20_body">
      <style:text-properties officeooo:paragraph-rsid="0022ea32"/>
    </style:style>
    <style:style style:name="T1" style:family="text">
      <style:text-properties officeooo:rsid="0021dfaa"/>
    </style:style>
    <style:style style:name="T2" style:family="text">
      <style:text-properties officeooo:rsid="00223e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311_1782290185" text:style-name="Index_20_Link" text:visited-style-name="Index_20_Link">1. Demande de label d’intérêt général et de qualité statistique avec le caractère obligatoire<text:tab/>2</text:a></text:p>
          <text:p text:style-name="P1"><text:a xlink:type="simple" xlink:href="#__RefHeading___Toc1313_1782290185" text:style-name="Index_20_Link" text:visited-style-name="Index_20_Link">2. Contexte de l’enquête<text:tab/>2</text:a></text:p>
          <text:p text:style-name="P2"><text:a xlink:type="simple" xlink:href="#__RefHeading___Toc1315_1782290185" text:style-name="Index_20_Link" text:visited-style-name="Index_20_Link">2.1. Avis d’opportunité du Cnis<text:tab/>2</text:a></text:p>
          <text:p text:style-name="P2"><text:a xlink:type="simple" xlink:href="#__RefHeading___Toc1317_1782290185" text:style-name="Index_20_Link" text:visited-style-name="Index_20_Link">2.2. Règlement européen<text:tab/>2</text:a></text:p>
          <text:p text:style-name="P2"><text:a xlink:type="simple" xlink:href="#__RefHeading___Toc1319_1782290185" text:style-name="Index_20_Link" text:visited-style-name="Index_20_Link">2.3. Service producteur et services réalisant la collecte<text:tab/>2</text:a></text:p>
          <text:p text:style-name="P2"><text:a xlink:type="simple" xlink:href="#__RefHeading___Toc1321_1782290185" text:style-name="Index_20_Link" text:visited-style-name="Index_20_Link">2.4. Objectifs détaillés des enquêtes et principaux thèmes abordés<text:tab/>2</text:a></text:p>
          <text:p text:style-name="P2"><text:a xlink:type="simple" xlink:href="#__RefHeading___Toc1323_1782290185" text:style-name="Index_20_Link" text:visited-style-name="Index_20_Link">2.5. Instances de concertation avec les partenaires sociaux<text:tab/>2</text:a></text:p>
          <text:p text:style-name="P2"><text:a xlink:type="simple" xlink:href="#__RefHeading___Toc1325_1782290185" text:style-name="Index_20_Link" text:visited-style-name="Index_20_Link">2.6. Autres éléments de la comitologie<text:tab/>3</text:a></text:p>
          <text:p text:style-name="P2"><text:a xlink:type="simple" xlink:href="#__RefHeading___Toc1327_1782290185" text:style-name="Index_20_Link" text:visited-style-name="Index_20_Link">2.7. Calendrier de l’enquête<text:tab/>3</text:a></text:p>
          <text:p text:style-name="P2"><text:a xlink:type="simple" xlink:href="#__RefHeading___Toc1329_1782290185" text:style-name="Index_20_Link" text:visited-style-name="Index_20_Link">2.8. Exploitation et diffusion des résultats<text:tab/>3</text:a></text:p>
          <text:p text:style-name="P2"><text:a xlink:type="simple" xlink:href="#__RefHeading___Toc1331_1782290185" text:style-name="Index_20_Link" text:visited-style-name="Index_20_Link">2.9. Bilan d’exécution de l’enquête précédente et des résultats produits<text:tab/>3</text:a></text:p>
          <text:p text:style-name="P2"><text:a xlink:type="simple" xlink:href="#__RefHeading___Toc1333_1782290185" text:style-name="Index_20_Link" text:visited-style-name="Index_20_Link">2.10. Bilan de la mise en œuvre des recommandations du Comité du label<text:tab/>3</text:a></text:p>
          <text:p text:style-name="P1"><text:a xlink:type="simple" xlink:href="#__RefHeading___Toc1335_1782290185" text:style-name="Index_20_Link" text:visited-style-name="Index_20_Link">3. Méthodologie statistique<text:tab/>4</text:a></text:p>
          <text:p text:style-name="P2"><text:a xlink:type="simple" xlink:href="#__RefHeading___Toc1337_1782290185" text:style-name="Index_20_Link" text:visited-style-name="Index_20_Link">3.1. Champ de l’enquête et unités enquêtées<text:tab/>4</text:a></text:p>
          <text:p text:style-name="P2"><text:a xlink:type="simple" xlink:href="#__RefHeading___Toc8961_1782290185" text:style-name="Index_20_Link" text:visited-style-name="Index_20_Link">3.2. Paramètres d’intérêt de l’enquête<text:tab/>4</text:a></text:p>
          <text:p text:style-name="P2"><text:a xlink:type="simple" xlink:href="#__RefHeading___Toc8963_1782290185" text:style-name="Index_20_Link" text:visited-style-name="Index_20_Link">3.3. Description du sondage<text:tab/>4</text:a></text:p>
          <text:p text:style-name="P2"><text:a xlink:type="simple" xlink:href="#__RefHeading___Toc8965_1782290185" text:style-name="Index_20_Link" text:visited-style-name="Index_20_Link">3.4. Traitements statistiques<text:tab/>5</text:a></text:p>
          <text:p text:style-name="P1"><text:a xlink:type="simple" xlink:href="#__RefHeading___Toc8967_1782290185" text:style-name="Index_20_Link" text:visited-style-name="Index_20_Link">4. Description du mode de collecte<text:tab/>6</text:a></text:p>
          <text:p text:style-name="P2"><text:a xlink:type="simple" xlink:href="#__RefHeading___Toc8969_1782290185" text:style-name="Index_20_Link" text:visited-style-name="Index_20_Link">4.1. Protocole de collecte<text:tab/>6</text:a></text:p>
          <text:p text:style-name="P2"><text:a xlink:type="simple" xlink:href="#__RefHeading___Toc8971_1782290185" text:style-name="Index_20_Link" text:visited-style-name="Index_20_Link">4.2. Sécurité des données et protection du secret statistique<text:tab/>6</text:a></text:p>
          <text:p text:style-name="P2"><text:a xlink:type="simple" xlink:href="#__RefHeading___Toc8973_1782290185" text:style-name="Index_20_Link" text:visited-style-name="Index_20_Link">4.3. Lettres-avis définitives, notices ou plaquettes d’informations<text:tab/>6</text:a></text:p>
          <text:p text:style-name="P1"><text:a xlink:type="simple" xlink:href="#__RefHeading___Toc8975_1782290185" text:style-name="Index_20_Link" text:visited-style-name="Index_20_Link">5. Questionnaire<text:tab/>7</text:a></text:p>
          <text:p text:style-name="P2"><text:a xlink:type="simple" xlink:href="#__RefHeading___Toc8977_1782290185" text:style-name="Index_20_Link" text:visited-style-name="Index_20_Link">5.1. Compte-rendu détaillé des tests<text:tab/>7</text:a></text:p>
          <text:p text:style-name="P2"><text:a xlink:type="simple" xlink:href="#__RefHeading___Toc8979_1782290185" text:style-name="Index_20_Link" text:visited-style-name="Index_20_Link">5.2. Questionnaire définitif<text:tab/>7</text:a></text:p>
          <text:p text:style-name="P1"><text:a xlink:type="simple" xlink:href="#__RefHeading___Toc8981_1782290185" text:style-name="Index_20_Link" text:visited-style-name="Index_20_Link">6. Coût des enquêtes<text:tab/>8</text:a></text:p>
        </text:index-body>
      </text:table-of-content>
      <text:h text:style-name="P3" text:outline-level="1"/>
      <text:h text:style-name="P4" text:outline-level="1"><text:bookmark-start text:name="__RefHeading___Toc1311_1782290185"/>Demande de label d’intérêt général et de qualité statistique avec le caractère obligatoire<text:bookmark-end text:name="__RefHeading___Toc1311_1782290185"/></text:h>
      <text:p text:style-name="Text_20_body"/>
      <text:h text:style-name="Heading_20_1" text:outline-level="1"><text:bookmark-start text:name="__RefHeading___Toc1313_1782290185"/>Contexte de l’enquête<text:bookmark-end text:name="__RefHeading___Toc1313_1782290185"/></text:h>
      <text:h text:style-name="Heading_20_2" text:outline-level="2"><text:bookmark-start text:name="__RefHeading___Toc1315_1782290185"/>Avis d’opportunité du Cnis<text:bookmark-end text:name="__RefHeading___Toc1315_1782290185"/></text:h>
      <text:p text:style-name="Heading">Numéro de visa :</text:p>
      <text:p text:style-name="Text_20_body">${identifiedSims/I.6.3/labelLg1}</text:p>
      <text:p text:style-name="Text_20_body"/>
      <text:h text:style-name="Heading_20_2" text:outline-level="2"><text:bookmark-start text:name="__RefHeading___Toc1317_1782290185"/>Règlement européen<text:bookmark-end text:name="__RefHeading___Toc1317_1782290185"/></text:h>
      <text:p text:style-name="Heading">Actes juridiques et autres accords :</text:p>
      <text:p text:style-name="Text_20_body">${identifiedSims/S.6.1/labelLg1}</text:p>
      <text:p text:style-name="Text_20_body"/>
      <text:h text:style-name="Heading_20_2" text:outline-level="2"><text:bookmark-start text:name="__RefHeading___Toc1319_1782290185"/>Service producteur et services réalisant la collecte<text:bookmark-end text:name="__RefHeading___Toc1319_1782290185"/></text:h>
      <text:p text:style-name="Heading">Organisme responsable :</text:p>
      <text:p text:style-name="Text_20_body">#list(${series/publishers/labelLg1},'L1')</text:p>
      <text:p text:style-name="Heading">Service collecteur :</text:p>
      <text:p text:style-name="Text_20_body">#list(${series/dataCollectors/labelLg1},'L1')</text:p>
      <text:p text:style-name="Text_20_body"/>
      <text:h text:style-name="Heading_20_2" text:outline-level="2"><text:bookmark-start text:name="__RefHeading___Toc1321_1782290185"/>Objectifs détaillés des enquêtes et principaux thèmes abordés<text:bookmark-end text:name="__RefHeading___Toc1321_1782290185"/></text:h>
      <text:p text:style-name="Heading">Résumé :</text:p>
      <text:p text:style-name="Text_20_body">${series/abstractLg1}</text:p>
      <text:p text:style-name="Text_20_body"/>
      <text:h text:style-name="Heading_20_2" text:outline-level="2"><text:bookmark-start text:name="__RefHeading___Toc1323_1782290185"/>Instances de concertation avec les partenaires sociaux<text:bookmark-end text:name="__RefHeading___Toc1323_1782290185"/></text:h>
      <text:p text:style-name="Heading">Partenaires :</text:p>
      <text:p text:style-name="Text_20_body">#list(${series/contributors/labelLg1},'L1')</text:p>
      <text:p text:style-name="Heading">Instance de concertation :</text:p>
      <text:p text:style-name="Text_20_body">${identifiedSims/C.12.1.1/labelLg1}</text:p>
      <text:p text:style-name="Text_20_body"/>
      <text:h text:style-name="Heading_20_2" text:outline-level="2"><text:bookmark-start text:name="__RefHeading___Toc1325_1782290185"/><text:soft-page-break/>Autres éléments de la comitologie<text:bookmark-end text:name="__RefHeading___Toc1325_1782290185"/></text:h>
      <text:p text:style-name="Heading">Partenaires :</text:p>
      <text:p text:style-name="Text_20_body">#list(${series/contributors/labelLg1},'L1')</text:p>
      <text:p text:style-name="Heading">Comitologie :</text:p>
      <text:p text:style-name="Text_20_body">${identifiedSims/C.11.1.2/labelLg1}</text:p>
      <text:p text:style-name="Text_20_body"/>
      <text:h text:style-name="Heading_20_2" text:outline-level="2"><text:bookmark-start text:name="__RefHeading___Toc1327_1782290185"/>Calendrier de l’enquête<text:bookmark-end text:name="__RefHeading___Toc1327_1782290185"/></text:h>
      <text:p text:style-name="Heading">Calendrier de diffusion :</text:p>
      <text:p text:style-name="Text_20_body">${identifiedSims/S.8.1/labelLg1}</text:p>
      <text:p text:style-name="Heading">Accès aux micro-données :</text:p>
      <text:p text:style-name="Text_20_body">${identifiedSims/S.10.4/labelLg1}</text:p>
      <text:p text:style-name="Heading">Période de collecte :</text:p>
      <text:p text:style-name="Text_20_body">${identifiedSims/I.18.1/labelLg1}</text:p>
      <text:p text:style-name="Text_20_body"/>
      <text:h text:style-name="Heading_20_2" text:outline-level="2"><text:bookmark-start text:name="__RefHeading___Toc1329_1782290185"/>Exploitation et diffusion des résultats<text:bookmark-end text:name="__RefHeading___Toc1329_1782290185"/></text:h>
      <text:p text:style-name="Heading">Publications :</text:p>
      <text:p text:style-name="Text_20_body">${identifiedSims/S.10.2/labelLg1}</text:p>
      <text:p text:style-name="Heading">Base de données en ligne :</text:p>
      <text:p text:style-name="Text_20_body">${identifiedSims/S.10.3/labelLg1}</text:p>
      <text:p text:style-name="Text_20_body"/>
      <text:h text:style-name="Heading_20_2" text:outline-level="2"><text:bookmark-start text:name="__RefHeading___Toc1331_1782290185"/>Bilan d’exécution de l’enquête précédente et des résultats produits<text:bookmark-end text:name="__RefHeading___Toc1331_1782290185"/></text:h>
      <text:p text:style-name="Heading">Faits marquants :</text:p>
      <text:p text:style-name="Text_20_body">${identifiedSims/C.3.1/labelLg1}</text:p>
      <text:p text:style-name="Text_20_body"/>
      <text:h text:style-name="Heading_20_2" text:outline-level="2"><text:bookmark-start text:name="__RefHeading___Toc1333_1782290185"/>Bilan de la mise en œuvre des recommandations du Comité du label<text:bookmark-end text:name="__RefHeading___Toc1333_1782290185"/></text:h>
      <text:p text:style-name="Text_20_body"/>
      <text:p text:style-name="Text_20_body"/>
      <text:h text:style-name="Heading_20_1" text:outline-level="1"><text:bookmark-start text:name="__RefHeading___Toc1335_1782290185"/><text:soft-page-break/>Méthodologie statistique<text:bookmark-end text:name="__RefHeading___Toc1335_1782290185"/></text:h>
      <text:h text:style-name="Heading_20_2" text:outline-level="2"><text:bookmark-start text:name="__RefHeading___Toc1337_1782290185"/>Champ de l’enquête et unités enquêtées<text:bookmark-end text:name="__RefHeading___Toc1337_1782290185"/></text:h>
      <text:p text:style-name="Heading">Couverture sectorielle :</text:p>
      <text:p text:style-name="Text_20_body">${identifiedSims/S.3.3/labelLg1}</text:p>
      <text:p text:style-name="Heading">Unité statistique :</text:p>
      <text:p text:style-name="Text_20_body">${identifiedSims/S.3.5/labelLg1}</text:p>
      <text:p text:style-name="Heading">Population statistique :</text:p>
      <text:p text:style-name="Text_20_body">${identifiedSims/S.3.6/labelLg1}</text:p>
      <text:p text:style-name="Heading">Zone géographique de référence :</text:p>
      <text:p text:style-name="Text_20_body">${identifiedSims/S.3.7/labelLg1}</text:p>
      <text:p text:style-name="Heading">Erreur de couverture :</text:p>
      <text:p text:style-name="Text_20_body">${identifiedSims/S.13.3.1/labelLg1}</text:p>
      <text:p text:style-name="Heading">Unités enquêtées :</text:p>
      <text:p text:style-name="Text_20_body">${identifiedSims/I.18.3/labelLg1}</text:p>
      <text:p text:style-name="Text_20_body"/>
      <text:h text:style-name="Heading_20_2" text:outline-level="2"><text:bookmark-start text:name="__RefHeading___Toc8961_1782290185"/>Paramètres d’intérêt de l’enquête<text:bookmark-end text:name="__RefHeading___Toc8961_1782290185"/></text:h>
      <text:p text:style-name="Heading">Description des données</text:p>
      <text:p text:style-name="P5">${identifiedSims/S.3.<text:span text:style-name="T1">1</text:span>/labelLg1}</text:p>
      <text:p text:style-name="Heading">Nomenclature</text:p>
      <text:p text:style-name="P5">${identifiedSims/S.3.<text:span text:style-name="T1">1</text:span>/labelLg1}</text:p>
      <text:p text:style-name="P5"/>
      <text:h text:style-name="Heading_20_2" text:outline-level="2"><text:bookmark-start text:name="__RefHeading___Toc8963_1782290185"/>Description du sondage<text:bookmark-end text:name="__RefHeading___Toc8963_1782290185"/></text:h>
      <text:p text:style-name="Heading">Plan de sondage</text:p>
      <text:p text:style-name="P6">${identifiedSims/<text:span text:style-name="T2">I</text:span>.<text:span text:style-name="T2">18</text:span>.<text:span text:style-name="T2">4</text:span>/labelLg1}</text:p>
      <text:p text:style-name="Heading">Taille de l’échantillon</text:p>
      <text:p text:style-name="P6">${identifiedSims/<text:span text:style-name="T2">I</text:span>.<text:span text:style-name="T2">18</text:span>.<text:span text:style-name="T2">5</text:span>/labelLg1}</text:p>
      <text:p text:style-name="Text_20_body"/>
      <text:h text:style-name="Heading_20_2" text:outline-level="2"><text:bookmark-start text:name="__RefHeading___Toc8965_1782290185"/><text:soft-page-break/>Traitements statistiques<text:bookmark-end text:name="__RefHeading___Toc8965_1782290185"/></text:h>
      <text:p text:style-name="Heading">Élaboration des données</text:p>
      <text:p text:style-name="P6">${identifiedSims/<text:span text:style-name="T2">S</text:span>.<text:span text:style-name="T2">18</text:span>.<text:span text:style-name="T2">5</text:span>/labelLg1}</text:p>
      <text:p text:style-name="Heading">Ajustement</text:p>
      <text:p text:style-name="P6">${identifiedSims/<text:span text:style-name="T2">S</text:span>.<text:span text:style-name="T2">18</text:span>.<text:span text:style-name="T2">6</text:span>/labelLg1}</text:p>
      <text:p text:style-name="Text_20_body"/>
      <text:h text:style-name="P4" text:outline-level="1"><text:bookmark-start text:name="__RefHeading___Toc8967_1782290185"/>Description du mode de collecte<text:bookmark-end text:name="__RefHeading___Toc8967_1782290185"/></text:h>
      <text:h text:style-name="Heading_20_2" text:outline-level="2"><text:bookmark-start text:name="__RefHeading___Toc8969_1782290185"/>Protocole de collecte<text:bookmark-end text:name="__RefHeading___Toc8969_1782290185"/></text:h>
      <text:p text:style-name="Heading">Données sources</text:p>
      <text:p text:style-name="P6">${identifiedSims/<text:span text:style-name="T2">S</text:span>.<text:span text:style-name="T2">18</text:span>.<text:span text:style-name="T2">1</text:span>/labelLg1}</text:p>
      <text:p text:style-name="Heading">Fréquence de collecte des données</text:p>
      <text:p text:style-name="P6">${identifiedSims/<text:span text:style-name="T2">S</text:span>.<text:span text:style-name="T2">18</text:span>.<text:span text:style-name="T2">2</text:span>/labelLg1}</text:p>
      <text:p text:style-name="Heading">Collecte des données</text:p>
      <text:p text:style-name="P6">${identifiedSims/<text:span text:style-name="T2">S</text:span>.<text:span text:style-name="T2">18</text:span>.<text:span text:style-name="T2">3</text:span>/labelLg1}</text:p>
      <text:p text:style-name="Heading">Mode de collecte</text:p>
      <text:p text:style-name="P6">${identifiedSims/<text:span text:style-name="T2">I</text:span>.<text:span text:style-name="T2">18</text:span>.<text:span text:style-name="T2">2</text:span>/labelLg1}</text:p>
      <text:p text:style-name="Text_20_body"/>
      <text:h text:style-name="Heading_20_2" text:outline-level="2"><text:bookmark-start text:name="__RefHeading___Toc8971_1782290185"/>Sécurité des données et protection du secret statistique<text:bookmark-end text:name="__RefHeading___Toc8971_1782290185"/></text:h>
      <text:p text:style-name="Heading">Politique de confidentialité</text:p>
      <text:p text:style-name="P6">${identifiedSims/S.7.1/labelLg1}</text:p>
      <text:p text:style-name="Heading">Confidentialité — traitement des données</text:p>
      <text:p text:style-name="P6">${identifiedSims/S.7.<text:span text:style-name="T2">2</text:span>/labelLg1}</text:p>
      <text:p text:style-name="Text_20_body"/>
      <text:h text:style-name="Heading_20_2" text:outline-level="2"><text:bookmark-start text:name="__RefHeading___Toc8973_1782290185"/>Lettres-avis définitives, notices ou plaquettes d’informations<text:bookmark-end text:name="__RefHeading___Toc8973_1782290185"/></text:h>
      <text:p text:style-name="Heading">Documents de collecte</text:p>
      <text:p text:style-name="P7">${identifiedSims/I.18.6/labelLg1}</text:p>
      <text:h text:style-name="P4" text:outline-level="1"><text:bookmark-start text:name="__RefHeading___Toc8975_1782290185"/>Questionnaire<text:bookmark-end text:name="__RefHeading___Toc8975_1782290185"/></text:h>
      <text:h text:style-name="Heading_20_2" text:outline-level="2"><text:bookmark-start text:name="__RefHeading___Toc8977_1782290185"/>Compte-rendu détaillé des tests<text:bookmark-end text:name="__RefHeading___Toc8977_1782290185"/></text:h>
      <text:p text:style-name="Text_20_body"/>
      <text:h text:style-name="Heading_20_2" text:outline-level="2"><text:bookmark-start text:name="__RefHeading___Toc8979_1782290185"/>Questionnaire définitif<text:bookmark-end text:name="__RefHeading___Toc8979_1782290185"/></text:h>
      <text:p text:style-name="Heading">Documents de collecte</text:p>
      <text:p text:style-name="P7">${identifiedSims/I.18.6/labelLg1}</text:p>
      <text:h text:style-name="P4" text:outline-level="1"><text:bookmark-start text:name="__RefHeading___Toc8981_1782290185"/>Coût des enquêtes<text:bookmark-end text:name="__RefHeading___Toc8981_1782290185"/></text:h>
      <text:p text:style-name="Heading">Coût et charges</text:p>
      <text:p text:style-name="P7">${identifiedSims/S.16/labelLg1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Liberation Sans" fo:font-family="'Liberation Sans'" style:font-family-generic="swiss" style:font-pitch="variable" fo:font-size="10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use-window-font-color="tru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çois Bulot</meta:initial-creator>
    <meta:creation-date>2021-02-26T15:29:35.533000000</meta:creation-date>
    <dc:date>2021-03-01T14:48:24.350000000</dc:date>
    <dc:creator>François Bulot</dc:creator>
    <meta:editing-duration>PT28M19S</meta:editing-duration>
    <meta:editing-cycles>7</meta:editing-cycles>
    <meta:generator>LibreOffice/6.4.6.2$Windows_X86_64 LibreOffice_project/0ce51a4fd21bff07a5c061082cc82c5ed232f115</meta:generator>
    <meta:document-statistic meta:table-count="0" meta:image-count="0" meta:object-count="0" meta:page-count="8" meta:paragraph-count="123" meta:word-count="483" meta:character-count="4115" meta:non-whitespace-character-count="3779"/>
  </office:meta>
</office:document-meta>
</file>